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2</text:p>
      <text:p text:style-name="Standard">I have began to add Blender into legends of the internet because who said I had to stop after social media? This is for all internet content</text:p>
      <text:p text:style-name="Standard">Today, I have also resumed development on my calculator, so website development may be a little slower. I am not getting burnt out as easily anymore either</text:p>
      <text:p text:style-name="Standard">I also updated the blog documentation and exported all documents into different formats from Day 7 to Day 11, and Week 1 as well</text:p>
      <text:p text:style-name="Standard">Sean Patrick Myrick on February 11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6:45:53.061000000</meta:creation-date>
    <dc:date>2019-02-12T06:46:05.550000000</dc:date>
    <meta:editing-duration>PT12S</meta:editing-duration>
    <meta:editing-cycles>1</meta:editing-cycles>
    <meta:document-statistic meta:table-count="0" meta:image-count="0" meta:object-count="0" meta:page-count="1" meta:paragraph-count="5" meta:word-count="91" meta:character-count="492" meta:non-whitespace-character-count="406"/>
    <meta:generator>LibreOffice/6.1.2.1$Windows_X86_64 LibreOffice_project/65905a128db06ba48db947242809d14d3f9a93fe</meta:generator>
  </office:meta>
</office:document-meta>
</file>